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545cm" svg:y="2.1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11cm" svg:y1="4.6cm" svg:x2="15.228cm" svg:y2="4.6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5.907cm" svg:y1="4.6cm" svg:x2="11cm" svg:y2="4.6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layout" svg:x1="5.905cm" svg:y1="3.546cm" svg:x2="15.249cm" svg:y2="3.546cm">
          <text:p text:style-name="P2"><text:span text:style-name="T1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2T14:25:02</meta:creation-date>
    <dc:date>2008-05-29T09:35:54</dc:date>
    <meta:editing-cycles>3</meta:editing-cycles>
    <meta:editing-duration>PT1M5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cm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4.977cm" svg:y="4.45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87"/>
          </chart:axis>
          <chart:axis chart:dimension="y" chart:name="primary-y" chart:style-name="ch4">
            <chart:title svg:x="1.025cm" svg:y="7.35cm" chart:style-name="ch6">
              <text:p>Bandbreite in Kbyte/s</text:p>
            </chart:title>
            <chart:grid chart:style-name="ch7" chart:class="major"/>
          </chart:axis>
          <chart:series chart:style-name="ch8" chart:values-cell-range-address="local-table.$C$2:.$C$87" chart:label-cell-address="local-table.$C$1" chart:class="chart:scatter">
            <chart:domain table:cell-range-address="local-table.$B$2:.$B$87"/>
            <chart:data-point chart:repeated="86"/>
          </chart:series>
          <chart:series chart:style-name="ch9" chart:values-cell-range-address="local-table.$D$2:.$D$87" chart:label-cell-address="local-table.$D$1" chart:class="chart:scatter">
            <chart:data-point chart:repeated="86"/>
          </chart:series>
          <chart:series chart:style-name="ch10" chart:values-cell-range-address="local-table.$E$2:.$E$87" chart:label-cell-address="local-table.$E$1" chart:class="chart:scatter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esamt</text:p>
              </table:table-cell>
              <table:table-cell office:value-type="string">
                <text:p>A --&gt; B</text:p>
              </table:table-cell>
              <table:table-cell office:value-type="string">
                <text:p>B --&gt; A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1.424">
                <text:p>1.424</text:p>
              </table:table-cell>
              <table:table-cell office:value-type="float" office:value="1.062">
                <text:p>1.062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3.026">
                <text:p>3.026</text:p>
              </table:table-cell>
              <table:table-cell office:value-type="float" office:value="1.278">
                <text:p>1.278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14.112">
                <text:p>14.112</text:p>
              </table:table-cell>
              <table:table-cell office:value-type="float" office:value="8.928">
                <text:p>8.928</text:p>
              </table:table-cell>
              <table:table-cell office:value-type="float" office:value="5.184">
                <text:p>5.184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18.432">
                <text:p>18.432</text:p>
              </table:table-cell>
              <table:table-cell office:value-type="float" office:value="9.504">
                <text:p>9.504</text:p>
              </table:table-cell>
              <table:table-cell office:value-type="float" office:value="8.928">
                <text:p>8.928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15.168">
                <text:p>15.168</text:p>
              </table:table-cell>
              <table:table-cell office:value-type="float" office:value="9.6">
                <text:p>9.6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14.496">
                <text:p>14.496</text:p>
              </table:table-cell>
              <table:table-cell office:value-type="float" office:value="9.696">
                <text:p>9.6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13.44">
                <text:p>13.44</text:p>
              </table:table-cell>
              <table:table-cell office:value-type="float" office:value="8.544">
                <text:p>8.544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14.016">
                <text:p>14.016</text:p>
              </table:table-cell>
              <table:table-cell office:value-type="float" office:value="8.736">
                <text:p>8.736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14.014">
                <text:p>14.014</text:p>
              </table:table-cell>
              <table:table-cell office:value-type="float" office:value="9.216">
                <text:p>9.216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13.92">
                <text:p>13.92</text:p>
              </table:table-cell>
              <table:table-cell office:value-type="float" office:value="8.832">
                <text:p>8.832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13.822">
                <text:p>13.822</text:p>
              </table:table-cell>
              <table:table-cell office:value-type="float" office:value="9.022">
                <text:p>9.02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13.824">
                <text:p>13.824</text:p>
              </table:table-cell>
              <table:table-cell office:value-type="float" office:value="9.024">
                <text:p>9.02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13.632">
                <text:p>13.632</text:p>
              </table:table-cell>
              <table:table-cell office:value-type="float" office:value="8.736">
                <text:p>8.736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14.112">
                <text:p>14.112</text:p>
              </table:table-cell>
              <table:table-cell office:value-type="float" office:value="8.832">
                <text:p>8.83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13.824">
                <text:p>13.824</text:p>
              </table:table-cell>
              <table:table-cell office:value-type="float" office:value="8.928">
                <text:p>8.928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14.588">
                <text:p>14.588</text:p>
              </table:table-cell>
              <table:table-cell office:value-type="float" office:value="8.83">
                <text:p>8.83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13.632">
                <text:p>13.632</text:p>
              </table:table-cell>
              <table:table-cell office:value-type="float" office:value="8.928">
                <text:p>8.92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13.728">
                <text:p>13.728</text:p>
              </table:table-cell>
              <table:table-cell office:value-type="float" office:value="8.928">
                <text:p>8.92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14.016">
                <text:p>14.016</text:p>
              </table:table-cell>
              <table:table-cell office:value-type="float" office:value="9.024">
                <text:p>9.024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13.344">
                <text:p>13.344</text:p>
              </table:table-cell>
              <table:table-cell office:value-type="float" office:value="8.544">
                <text:p>8.54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14.674">
                <text:p>14.674</text:p>
              </table:table-cell>
              <table:table-cell office:value-type="float" office:value="9.886">
                <text:p>9.88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13.056">
                <text:p>13.056</text:p>
              </table:table-cell>
              <table:table-cell office:value-type="float" office:value="8.256">
                <text:p>8.25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18.614">
                <text:p>18.614</text:p>
              </table:table-cell>
              <table:table-cell office:value-type="float" office:value="9.6">
                <text:p>9.6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17.576">
                <text:p>17.576</text:p>
              </table:table-cell>
              <table:table-cell office:value-type="float" office:value="9.696">
                <text:p>9.69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20.515">
                <text:p>20.515</text:p>
              </table:table-cell>
              <table:table-cell office:value-type="float" office:value="9.598">
                <text:p>9.598</text:p>
              </table:table-cell>
              <table:table-cell office:value-type="float" office:value="5.856">
                <text:p>5.856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16.128">
                <text:p>16.128</text:p>
              </table:table-cell>
              <table:table-cell office:value-type="float" office:value="9.6">
                <text:p>9.6</text:p>
              </table:table-cell>
              <table:table-cell office:value-type="float" office:value="6.528">
                <text:p>6.528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15.648">
                <text:p>15.648</text:p>
              </table:table-cell>
              <table:table-cell office:value-type="float" office:value="9.312">
                <text:p>9.312</text:p>
              </table:table-cell>
              <table:table-cell office:value-type="float" office:value="6.336">
                <text:p>6.336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12.96">
                <text:p>12.96</text:p>
              </table:table-cell>
              <table:table-cell office:value-type="float" office:value="6.336">
                <text:p>6.336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16.318">
                <text:p>16.318</text:p>
              </table:table-cell>
              <table:table-cell office:value-type="float" office:value="9.6">
                <text:p>9.6</text:p>
              </table:table-cell>
              <table:table-cell office:value-type="float" office:value="6.718">
                <text:p>6.718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16.798">
                <text:p>16.798</text:p>
              </table:table-cell>
              <table:table-cell office:value-type="float" office:value="9.79">
                <text:p>9.79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16.224">
                <text:p>16.224</text:p>
              </table:table-cell>
              <table:table-cell office:value-type="float" office:value="9.504">
                <text:p>9.504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16.608">
                <text:p>16.608</text:p>
              </table:table-cell>
              <table:table-cell office:value-type="float" office:value="9.6">
                <text:p>9.6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16.512">
                <text:p>16.512</text:p>
              </table:table-cell>
              <table:table-cell office:value-type="float" office:value="9.696">
                <text:p>9.696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16.412">
                <text:p>16.412</text:p>
              </table:table-cell>
              <table:table-cell office:value-type="float" office:value="9.598">
                <text:p>9.598</text:p>
              </table:table-cell>
              <table:table-cell office:value-type="float" office:value="6.814">
                <text:p>6.814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15.744">
                <text:p>15.744</text:p>
              </table:table-cell>
              <table:table-cell office:value-type="float" office:value="9.696">
                <text:p>9.696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16.224">
                <text:p>16.224</text:p>
              </table:table-cell>
              <table:table-cell office:value-type="float" office:value="9.6">
                <text:p>9.6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16.128">
                <text:p>16.128</text:p>
              </table:table-cell>
              <table:table-cell office:value-type="float" office:value="9.504">
                <text:p>9.504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16.03">
                <text:p>16.03</text:p>
              </table:table-cell>
              <table:table-cell office:value-type="float" office:value="9.79">
                <text:p>9.7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16.224">
                <text:p>16.224</text:p>
              </table:table-cell>
              <table:table-cell office:value-type="float" office:value="9.6">
                <text:p>9.6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16.222">
                <text:p>16.222</text:p>
              </table:table-cell>
              <table:table-cell office:value-type="float" office:value="9.504">
                <text:p>9.504</text:p>
              </table:table-cell>
              <table:table-cell office:value-type="float" office:value="6.718">
                <text:p>6.718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16.608">
                <text:p>16.608</text:p>
              </table:table-cell>
              <table:table-cell office:value-type="float" office:value="9.696">
                <text:p>9.696</text:p>
              </table:table-cell>
              <table:table-cell office:value-type="float" office:value="6.912">
                <text:p>6.912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16.702">
                <text:p>16.702</text:p>
              </table:table-cell>
              <table:table-cell office:value-type="float" office:value="9.694">
                <text:p>9.694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15.648">
                <text:p>15.648</text:p>
              </table:table-cell>
              <table:table-cell office:value-type="float" office:value="9.504">
                <text:p>9.504</text:p>
              </table:table-cell>
              <table:table-cell office:value-type="float" office:value="6.144">
                <text:p>6.144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15.84">
                <text:p>15.84</text:p>
              </table:table-cell>
              <table:table-cell office:value-type="float" office:value="9.6">
                <text:p>9.6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15.84">
                <text:p>15.84</text:p>
              </table:table-cell>
              <table:table-cell office:value-type="float" office:value="9.696">
                <text:p>9.696</text:p>
              </table:table-cell>
              <table:table-cell office:value-type="float" office:value="6.144">
                <text:p>6.144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15.838">
                <text:p>15.838</text:p>
              </table:table-cell>
              <table:table-cell office:value-type="float" office:value="9.504">
                <text:p>9.504</text:p>
              </table:table-cell>
              <table:table-cell office:value-type="float" office:value="6.334">
                <text:p>6.334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17.086">
                <text:p>17.086</text:p>
              </table:table-cell>
              <table:table-cell office:value-type="float" office:value="9.79">
                <text:p>9.79</text:p>
              </table:table-cell>
              <table:table-cell office:value-type="float" office:value="7.296">
                <text:p>7.296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16.608">
                <text:p>16.608</text:p>
              </table:table-cell>
              <table:table-cell office:value-type="float" office:value="9.6">
                <text:p>9.6</text:p>
              </table:table-cell>
              <table:table-cell office:value-type="float" office:value="7.008">
                <text:p>7.008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16.608">
                <text:p>16.608</text:p>
              </table:table-cell>
              <table:table-cell office:value-type="float" office:value="9.504">
                <text:p>9.504</text:p>
              </table:table-cell>
              <table:table-cell office:value-type="float" office:value="7.104">
                <text:p>7.104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4.115">
                <text:p>4.115</text:p>
              </table:table-cell>
              <table:table-cell office:value-type="float" office:value="2.507">
                <text:p>2.507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